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99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9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Se cierran puertas de la habitacion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Spawn de Mobs</text:p>
          </table:table-cell>
          <table:table-cell table:number-columns-repeated="21"/>
          <table:table-cell table:style-name="Default"/>
          <table:table-cell table:number-columns-repeated="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2:41:5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2:41:54.52</dc:date>
    <meta:editing-duration>PT43M55S</meta:editing-duration>
    <meta:editing-cycles>13</meta:editing-cycles>
    <meta:generator>OpenOffice/4.1.1$Win32 OpenOffice.org_project/411m6$Build-9775</meta:generator>
    <meta:document-statistic meta:table-count="1" meta:cell-count="4169" meta:object-count="0"/>
  </office:meta>
</office:document-meta>
</file>